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1931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" style:family="paragraph" style:parent-style-name="Table_20_Contents" style:list-style-name="L1">
      <style:text-properties fo:font-variant="normal" fo:text-transform="none" fo:color="#222222" style:font-name="Century Schoolbook 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6<text:span text:style-name="T2">th</text:span> May 2013 Time : 10.30 PM to 12.30 PM; Telemetry Lab-GMRT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428245564" text:style-name="L1">
              <text:list-item>
                <text:p text:style-name="P5">RRU updated that he has implemented a multi-threaded dispatcher which can handle multiple antenna sub-systems like front-end, fiber-optics, back-end, sentinel concurrently.</text:p>
                <text:p text:style-name="P5">In coming month RRU will test the turnaround and latency time of command/response by putting a MCM card in one of the antenna.</text:p>
                <text:p text:style-name="P5"/>
              </text:list-item>
              <text:list-item>
                <text:p text:style-name="P7">NMS updated that he has embed <text:s/>C++ <text:s/>programming capability in QML GUI.</text:p>
                <text:p text:style-name="P7">He has written a QML-C++ based client which connect to server on a specified port number and perform the read/write operations.</text:p>
                <text:p text:style-name="P6"><text:s text:c="2"/></text:p>
              </text:list-item>
              <text:list-item>
                <text:p text:style-name="P5">CPK updated that we have got the new PC for our lab work.</text:p>
                <text:p text:style-name="P5">CPK also informed that in the plan meeting it has been decided that Network switch purchase will be our group's responsibility.</text:p>
                <text:p text:style-name="P5"/>
              </text:list-item>
              <text:list-item>
                <text:p text:style-name="P5">SNK is working on displaying monitoring information on web page from database.</text:p>
                <text:p text:style-name="P5"/>
              </text:list-item>
              <text:list-item>
                <text:p text:style-name="P5">SSS is working on QT GUI to embed I-Python.</text:p>
                <text:p text:style-name="P5"/>
              </text:list-item>
              <text:list-item>
                <text:p text:style-name="P5">Next meeting on 28<text:span text:style-name="T2">th</text:span> MAY .</text:p>
                <text:p text:style-name="P5"/>
                <text:p text:style-name="P5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5-16T15:31:54</dc:date>
    <dc:creator>teleset </dc:creator>
    <meta:editing-duration>PT14H18M31S</meta:editing-duration>
    <meta:editing-cycles>182</meta:editing-cycles>
    <meta:generator>LibreOffice/3.4$Linux LibreOffice_project/340m1$Build-602</meta:generator>
    <meta:document-statistic meta:table-count="1" meta:image-count="0" meta:object-count="0" meta:page-count="1" meta:paragraph-count="26" meta:word-count="196" meta:character-count="1131" meta:non-whitespace-character-count="943"/>
  </office:meta>
</office:document-meta>
</file>